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E47C03317B9AB90312.png" manifest:media-type="image/png"/>
  <manifest:file-entry manifest:full-path="Pictures/1000000000000320000002519DDF2C00E8745775.png" manifest:media-type="image/png"/>
  <manifest:file-entry manifest:full-path="Pictures/100000000000033A000002195851C69A4F653BDE.png" manifest:media-type="image/png"/>
  <manifest:file-entry manifest:full-path="Pictures/10000000000001C100000247B4E4580DE65CBAB3.png" manifest:media-type="image/png"/>
  <manifest:file-entry manifest:full-path="Pictures/100000000000026B0000021E73E2BBAA8A389F30.png" manifest:media-type="image/png"/>
  <manifest:file-entry manifest:full-path="Pictures/10000000000001910000018D6D3A7E8E3AD954C2.png" manifest:media-type="image/png"/>
  <manifest:file-entry manifest:full-path="Pictures/10000000000001C200000122FA3215A3DB50BACD.png" manifest:media-type="image/png"/>
  <manifest:file-entry manifest:full-path="Pictures/10000000000001B700000199FA2143FD9F15F978.png" manifest:media-type="image/png"/>
  <manifest:file-entry manifest:full-path="Pictures/100000000000018E0000010423C07F75DB2DBAAE.png" manifest:media-type="image/png"/>
  <manifest:file-entry manifest:full-path="Pictures/10000000000001B00000011FA0EFD6CC66C474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fo:font-weight="bold" officeooo:rsid="000936f0" officeooo:paragraph-rsid="000936f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MOSIS State Machines</text:p>
      <text:p text:style-name="Standard"><draw:frame draw:style-name="fr1" draw:name="Image10" text:anchor-type="paragraph" svg:x="14.235cm" svg:y="19.373cm" svg:width="6.343cm" svg:height="6.272cm" draw:z-index="9"><draw:image xlink:href="Pictures/10000000000001910000018D6D3A7E8E3AD954C2.png" xlink:type="simple" xlink:show="embed" xlink:actuate="onLoad"/></draw:frame><draw:frame draw:style-name="fr1" draw:name="Image9" text:anchor-type="paragraph" svg:x="5.609cm" svg:y="20.442cm" svg:width="6.613cm" svg:height="4.304cm" draw:z-index="8"><draw:image xlink:href="Pictures/100000000000018E0000010423C07F75DB2DBAAE.png" xlink:type="simple" xlink:show="embed" xlink:actuate="onLoad"/></draw:frame><draw:frame draw:style-name="fr1" draw:name="Image8" text:anchor-type="paragraph" svg:x="23.35cm" svg:y="19.692cm" svg:width="6.911cm" svg:height="6.011cm" draw:z-index="7"><draw:image xlink:href="Pictures/10000000000001B700000199FA2143FD9F15F978.png" xlink:type="simple" xlink:show="embed" xlink:actuate="onLoad"/></draw:frame><draw:frame draw:style-name="fr1" draw:name="Image6" text:anchor-type="paragraph" svg:x="29.847cm" svg:y="10.679cm" svg:width="6.556cm" svg:height="4.35cm" draw:z-index="5"><draw:image xlink:href="Pictures/10000000000001B00000011FA0EFD6CC66C474CE.png" xlink:type="simple" xlink:show="embed" xlink:actuate="onLoad"/></draw:frame><draw:frame draw:style-name="fr1" draw:name="Image7" text:anchor-type="paragraph" svg:x="29.741cm" svg:y="15.079cm" svg:width="6.664cm" svg:height="4.256cm" draw:z-index="6"><draw:image xlink:href="Pictures/10000000000001C200000122FA3215A3DB50BACD.png" xlink:type="simple" xlink:show="embed" xlink:actuate="onLoad"/></draw:frame><draw:frame draw:style-name="fr1" draw:name="Image5" text:anchor-type="paragraph" svg:x="18.838cm" svg:y="10.613cm" svg:width="9.329cm" svg:height="8.13cm" draw:z-index="4"><draw:image xlink:href="Pictures/100000000000026B0000021E73E2BBAA8A389F30.png" xlink:type="simple" xlink:show="embed" xlink:actuate="onLoad"/></draw:frame><draw:frame draw:style-name="fr1" draw:name="Image3" text:anchor-type="paragraph" svg:x="0.919cm" svg:y="10.634cm" svg:width="6.795cm" svg:height="8.809cm" draw:z-index="2"><draw:image xlink:href="Pictures/10000000000001C100000247B4E4580DE65CBAB3.png" xlink:type="simple" xlink:show="embed" xlink:actuate="onLoad"/></draw:frame><draw:frame draw:style-name="fr1" draw:name="Image4" text:anchor-type="paragraph" svg:x="8.737cm" svg:y="11.132cm" svg:width="8.527cm" svg:height="7.218cm" draw:z-index="3"><draw:image xlink:href="Pictures/100000000000023A000001E47C03317B9AB90312.png" xlink:type="simple" xlink:show="embed" xlink:actuate="onLoad"/></draw:frame><draw:frame draw:style-name="fr1" draw:name="Image2" text:anchor-type="paragraph" svg:x="20.108cm" svg:y="0.318cm" svg:width="15.674cm" svg:height="10.171cm" draw:z-index="1"><draw:image xlink:href="Pictures/100000000000033A000002195851C69A4F653BDE.png" xlink:type="simple" xlink:show="embed" xlink:actuate="onLoad"/></draw:frame><draw:frame draw:style-name="fr1" draw:name="Image1" text:anchor-type="paragraph" svg:x="3.69cm" svg:y="0.39cm" svg:width="13.287cm" svg:height="9.844cm" draw:z-index="0"><draw:image xlink:href="Pictures/1000000000000320000002519DDF2C00E87457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5:39:02.163385002</meta:creation-date>
    <dc:date>2019-07-10T15:57:58.925450632</dc:date>
    <meta:editing-duration>PT8M25S</meta:editing-duration>
    <meta:editing-cycles>1</meta:editing-cycles>
    <meta:generator>LibreOffice/5.1.6.2$Linux_X86_64 LibreOffice_project/10m0$Build-2</meta:generator>
    <meta:print-date>2019-07-10T15:58:37.753109399</meta:print-date>
    <meta:document-statistic meta:table-count="0" meta:image-count="10" meta:object-count="0" meta:page-count="1" meta:paragraph-count="1" meta:word-count="3" meta:character-count="22" meta:non-whitespace-character-count="20"/>
  </office:meta>
</office:document-meta>
</file>